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ll</text:p>
          </table:table-cell>
          <table:table-cell/>
          <table:table-cell table:style-name="ce1" office:value-type="percentage" office:value="0.99" calcext:value-type="percentage">
            <text:p>99.00%</text:p>
          </table:table-cell>
          <table:table-cell table:style-name="ce1" office:value-type="percentage" office:value="0.95" calcext:value-type="percentage">
            <text:p>95.00%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4.74712927022948" calcext:value-type="float">
            <text:p>4.7471292702</text:p>
          </table:table-cell>
          <table:table-cell office:value-type="float" office:value="4.18743929578515" calcext:value-type="float">
            <text:p>4.1874392958</text:p>
          </table:table-cell>
          <table:table-cell office:value-type="float" office:value="3.48352460474066" calcext:value-type="float">
            <text:p>3.4835246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n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365435" calcext:value-type="float">
            <text:p>365435</text:p>
          </table:table-cell>
        </table:table-row>
        <table:table-row table:style-name="ro2">
          <table:table-cell office:value-type="string" calcext:value-type="string">
            <text:p>75<text:span text:style-name="T1">th</text:span> Pc tile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0<text:span text:style-name="T1">th</text:span> Pc tile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5<text:span text:style-name="T1">th</text:span> Pc tile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9<text:span text:style-name="T1">th</text:span> Pc tile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9.5<text:span text:style-name="T1">th</text:span> Pc tile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3">00/00/0000</text:date>, <text:time style:data-style-name="N2" text:time-value="21:14:25.9671413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3T20:08:23.739582050</meta:creation-date>
    <dc:date>2018-01-13T21:56:32.230534800</dc:date>
    <meta:editing-duration>PT35M34S</meta:editing-duration>
    <meta:editing-cycles>3</meta:editing-cycles>
    <meta:generator>LibreOffice/5.1.6.2$Linux_X86_64 LibreOffice_project/10m0$Build-2</meta:generator>
    <meta:document-statistic meta:table-count="1" meta:cell-count="36" meta:object-count="0"/>
  </office:meta>
</office:document-meta>
</file>